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re</text:p>
      <text:p text:style-name="P2">Auführungseinheint EU 1: 1 Core</text:p>
      <text:p text:style-name="P1">ALU</text:p>
      <text:p text:style-name="P1"><text:tab/><text:span text:style-name="T1">Arithmetic Unit</text:span></text:p>
      <text:p text:style-name="P1"/>
      <text:p text:style-name="P1">Thread</text:p>
      <text:p text:style-name="P2"><text:tab/>-Ausführungsstrang der Zugriff auf Ressourcen des Prozesses hat</text:p>
      <text:p text:style-name="P2"/>
      <text:p text:style-name="P1">Prozess</text:p>
      <text:p text:style-name="P2"><text:tab/>-Reserviert Ressourcen für Threads ( Reservierungseinheit)</text:p>
      <text:p text:style-name="P2"/>
      <text:p text:style-name="P1">Betriebssystem</text:p>
      <text:p text:style-name="P2"><text:tab/>-Verwaltet Ressourcen</text:p>
      <text:p text:style-name="P2"><text:tab/>-Mehrere können sich nicht ein Prozessor teilen</text:p>
      <text:p text:style-name="P1">Ziele</text:p>
      <text:p text:style-name="P1"><text:tab/><text:span text:style-name="T1">Skalierung</text:span></text:p>
      <text:p text:style-name="P2"><text:tab/><text:tab/>-Verteilung von einem Problem auf mehrere Systeme</text:p>
      <text:p text:style-name="P2"><text:tab/><text:tab/>-Machts nich immer schneller -&gt; Leistung erhöhen</text:p>
      <text:p text:style-name="P2"><text:tab/>Konsolidierung</text:p>
      <text:p text:style-name="P2"><text:tab/><text:tab/>-Viele Probleme auf ein System – Gegenteil von Skalierung</text:p>
      <text:p text:style-name="P2"><text:tab/>Redundanz</text:p>
      <text:p text:style-name="P2"><text:tab/><text:tab/>-Ausfallsichere Applikationen</text:p>
      <text:p text:style-name="P2"><text:tab/><text:tab/>-Bsp. Flugzeugsystem</text:p>
      <text:p text:style-name="P2"><text:tab/><text:tab/>-Jeden Befehl auf verschiedenen Systemen ausführen zum sicher gehen</text:p>
      <text:p text:style-name="P1"/>
      <text:p text:style-name="P1">Klassifizierung</text:p>
      <text:p text:style-name="P1"><text:tab/></text:p>
      <text:p text:style-name="P2"><text:tab/>Single Input Stream Single Output Stream</text:p>
      <text:p text:style-name="P2"><text:tab/>SimD -&gt;</text:p>
      <text:p text:style-name="P2"><text:tab/>MinD -&gt; Multiple Threads</text:p>
      <text:p text:style-name="P2">-&gt; Multiple Ergebnisse pro Takt</text:p>
      <text:p text:style-name="P2"/>
      <text:p text:style-name="P1">Verfahren</text:p>
      <text:p text:style-name="P2">Multitasking</text:p>
      <text:p text:style-name="P2"><text:tab/>-Wechseln der Threads (wenn sie warten)</text:p>
      <text:p text:style-name="P2"><text:tab/><text:tab/>-Beim Timerinterrupt Register in Hauptspeicher kopiert</text:p>
      <text:p text:style-name="P2"><text:tab/><text:tab/>-Taskscheduler Sucht aus wer dran ist (Entweder aktueller nochmal oder neuer)</text:p>
      <text:p text:style-name="P2"><text:tab/><text:tab/>-Register vom neuen Thread laden aus einem Array wo alles gespeichert ist.</text:p>
      <text:p text:style-name="P2"><text:tab/>-Angewiesen auf Wartezeiten durch IO damits funktioniert</text:p>
      <text:p text:style-name="P1"/>
      <text:p text:style-name="P1">Pipeline</text:p>
      <text:p text:style-name="P2"><text:tab/>-Prozessorbefehle aufteilen in Decodieren, Ausführen, Fetchen, Speichern</text:p>
      <text:p text:style-name="P2"><text:tab/>-Branchprediction</text:p>
      <text:p text:style-name="P2"><text:tab/><text:tab/>-Bei if gibts true und false branch</text:p>
      <text:p text:style-name="P2"><text:tab/><text:tab/>-Wird zuerst ausgeführt was das letzte mal richtig gewesen wäre</text:p>
      <text:p text:style-name="P2"><text:tab/><text:tab/><text:tab/>-&gt; Gut für Schleifen</text:p>
      <text:p text:style-name="P2"><text:tab/><text:tab/><text:tab/>-&gt;Problem, wenns sich immer wieder abwechselt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9M19S</meta:editing-duration>
    <meta:editing-cycles>12</meta:editing-cycles>
    <meta:generator>OpenOffice.org/3.4.1$Win32 OpenOffice.org_project/341m1$Build-9593</meta:generator>
    <dc:date>2015-04-24T16:41:17.21</dc:date>
    <meta:document-statistic meta:table-count="0" meta:image-count="0" meta:object-count="0" meta:page-count="1" meta:paragraph-count="41" meta:word-count="173" meta:character-count="1319"/>
    <meta:user-defined meta:name="Info 1"/>
    <meta:user-defined meta:name="Info 2"/>
    <meta:user-defined meta:name="Info 3"/>
    <meta:user-defined meta:name="Info 4"/>
  </office:meta>
</office:document-meta>
</file>